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5cm"/>
    </style:style>
    <style:style style:name="co3" style:family="table-column">
      <style:table-column-properties fo:break-before="auto" style:column-width="3.344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mplate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TA EEPROM</text:p>
          </table:table-cell>
          <table:table-cell table:number-columns-repeated="4"/>
        </table:table-row>
        <table:table-row table:style-name="ro1">
          <table:table-cell office:value-type="string">
            <text:p>OFFSET</text:p>
          </table:table-cell>
          <table:table-cell office:value-type="string">
            <text:p>PORT</text:p>
          </table:table-cell>
          <table:table-cell office:value-type="string">
            <text:p>BYTE</text:p>
          </table:table-cell>
          <table:table-cell office:value-type="string">
            <text:p>DESCRIPCION</text:p>
          </table:table-cell>
          <table:table-cell office:value-type="string">
            <text:p>COMENTARIO</text:p>
          </table:table-cell>
        </table:table-row>
        <table:table-row table:style-name="ro1">
          <table:table-cell office:value-type="string">
            <text:p>00h</text:p>
          </table:table-cell>
          <table:table-cell table:number-columns-repeated="4"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9">09/11/2008</text:date>, <text:time>16:3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09T16:22:10</meta:creation-date>
    <dc:date>2008-11-09T16:36:15</dc:date>
    <meta:editing-cycles>1</meta:editing-cycles>
    <meta:editing-duration>PT14M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7"/>
  </office:meta>
</office:document-meta>
</file>